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2" style:family="graphic" style:parent-style-name="standard">
      <style:graphic-properties draw:stroke="none" draw:fill="solid" draw:fill-color="#000000" draw:shadow="hidden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489cm" fo:padding-top="0.141cm" fo:padding-bottom="0.141cm" fo:padding-left="0.141cm" fo:padding-right="0.141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path draw:style-name="gr1" draw:layer="layout" svg:width="1.459cm" svg:height="1.459cm" svg:x="1.309cm" svg:y="1.44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polygon draw:style-name="gr2" draw:layer="layout" svg:width="1.577cm" svg:height="1.14cm" svg:x="1.25cm" svg:y="1.599cm" svg:viewBox="0 0 1578 1141" draw:points="1379,1141 1578,796 199,0 0,344">
          <text:p/>
        </draw:polygon>
        <draw:polygon draw:style-name="gr1" draw:layer="layout" svg:width="1.577cm" svg:height="1.14cm" svg:x="1.25cm" svg:y="1.599cm" svg:viewBox="0 0 1578 1141" draw:points="1379,1141 1578,796 199,0 0,344">
          <text:p/>
        </draw:polygon>
        <draw:polygon draw:style-name="gr3" draw:layer="layout" svg:width="0.377cm" svg:height="0.255cm" svg:x="1.447cm" svg:y="1.824cm" svg:viewBox="0 0 378 256" draw:points="0,0 311,256 378,141">
          <text:p/>
        </draw:polygon>
        <draw:polygon draw:style-name="gr4" draw:layer="layout" svg:width="0.377cm" svg:height="0.255cm" svg:x="1.447cm" svg:y="1.824cm" svg:viewBox="0 0 378 256" draw:points="0,0 311,256 378,141">
          <text:p/>
        </draw:polygon>
        <draw:frame draw:style-name="gr5" draw:layer="layout" svg:width="1.844cm" svg:height="2.771cm" svg:x="1.178cm" svg:y="-0.403cm">
          <draw:text-box>
            <text:p text:style-name="P1"><text:span text:style-name="T1">ВЫВЕДЕНО </text:span></text:p>
          </draw:text-box>
        </draw:frame>
        <draw:frame draw:style-name="gr5" draw:layer="layout" svg:width="1cm" svg:height="2.771cm" svg:x="0.3cm" svg:y="0.205cm">
          <draw:text-box>
            <text:p text:style-name="P1"><text:span text:style-name="T1">АБ1 </text:span></text:p>
          </draw:text-box>
        </draw:frame>
        <draw:frame draw:style-name="gr5" draw:layer="layout" svg:width="1cm" svg:height="2.771cm" svg:x="2.8cm" svg:y="0.205cm">
          <draw:text-box>
            <text:p text:style-name="P1"><text:span text:style-name="T1">АБ2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38:11.078000000</meta:creation-date>
    <meta:editing-duration>PT1M49S</meta:editing-duration>
    <meta:editing-cycles>2</meta:editing-cycles>
    <meta:generator>LibreOffice/4.3.6.2$Windows_x86 LibreOffice_project/d50a87b2e514536ed401c18000dad4660b6a169e</meta:generator>
    <dc:date>2015-09-28T20:39:59.984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38:10.984000000"/>
  </office:meta>
</office:document-meta>
</file>